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6.477cm" svg:height="3.302cm" svg:x="1.127cm" svg:y="1.254cm">
          <text:p text:style-name="P1">Web Server</text:p>
        </draw:rect>
        <draw:rect draw:style-name="gr1" draw:text-style-name="P1" xml:id="id5" draw:id="id5" draw:layer="layout" svg:width="5.334cm" svg:height="3.302cm" svg:x="21.32cm" svg:y="1.508cm">
          <text:p text:style-name="P1">Browser</text:p>
        </draw:rect>
        <draw:rect draw:style-name="gr1" draw:text-style-name="P1" xml:id="id3" draw:id="id3" draw:layer="layout" svg:width="7.366cm" svg:height="3.302cm" svg:x="5.826cm" svg:y="6.715cm">
          <text:p text:style-name="P1">Web Controllers</text:p>
        </draw:rect>
        <draw:ellipse draw:style-name="gr1" draw:text-style-name="P1" xml:id="id4" draw:id="id4" draw:layer="layout" svg:width="4.572cm" svg:height="2.54cm" svg:x="16.24cm" svg:y="7.731cm">
          <text:p text:style-name="P1">Models</text:p>
        </draw:ellipse>
        <draw:ellipse draw:style-name="gr1" draw:text-style-name="P1" xml:id="id8" draw:id="id8" draw:layer="layout" svg:width="4.572cm" svg:height="2.54cm" svg:x="1.762cm" svg:y="12.684cm">
          <text:p text:style-name="P1">Models</text:p>
        </draw:ellipse>
        <draw:rect draw:style-name="gr1" draw:text-style-name="P1" xml:id="id1" draw:id="id1" draw:layer="layout" svg:width="4.953cm" svg:height="2.667cm" svg:x="21.955cm" svg:y="5.445cm">
          <text:p text:style-name="P1">View</text:p>
          <text:p text:style-name="P1">Renderer</text:p>
        </draw:rect>
        <draw:rect draw:style-name="gr1" draw:text-style-name="P1" xml:id="id6" draw:id="id6" draw:layer="layout" svg:width="4.572cm" svg:height="2.794cm" svg:x="8.366cm" svg:y="17.637cm">
          <text:p text:style-name="P1">Domain</text:p>
          <text:p text:style-name="P1">Objects</text:p>
        </draw:rect>
        <draw:rect draw:style-name="gr1" draw:text-style-name="P1" xml:id="id7" draw:id="id7" draw:layer="layout" svg:width="4.826cm" svg:height="2.794cm" svg:x="1.254cm" svg:y="17.51cm">
          <text:p text:style-name="P1">Domain</text:p>
          <text:p text:style-name="P1">Services</text:p>
        </draw:rect>
        <draw:rect draw:style-name="gr1" draw:text-style-name="P1" xml:id="id9" draw:id="id9" draw:layer="layout" svg:width="4.953cm" svg:height="2.794cm" svg:x="15.097cm" svg:y="17.51cm">
          <text:p text:style-name="P1">Persistence</text:p>
          <text:p text:style-name="P1">API</text:p>
        </draw:rect>
        <draw:custom-shape draw:style-name="gr2" draw:text-style-name="P1" xml:id="id10" draw:id="id10" draw:layer="layout" svg:width="3.937cm" svg:height="3.302cm" svg:x="22.717cm" svg:y="16.875cm"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svg:x1="26.908cm" svg:y1="6.778cm" svg:x2="26.908cm" svg:y2="6.778cm" draw:start-shape="id1" draw:end-shape="id1" svg:d="m26908 6778">
          <text:p/>
        </draw:connector>
        <draw:connector draw:style-name="gr3" draw:text-style-name="P1" draw:layer="layout" draw:type="line" svg:x1="4.365cm" svg:y1="4.556cm" svg:x2="5.826cm" svg:y2="8.366cm" draw:start-shape="id2" draw:end-shape="id3" svg:d="m4365 4556 1461 3810">
          <text:p/>
        </draw:connector>
        <draw:connector draw:style-name="gr3" draw:text-style-name="P1" draw:layer="layout" draw:type="line" svg:x1="13.192cm" svg:y1="8.366cm" svg:x2="16.24cm" svg:y2="9.001cm" draw:start-shape="id3" draw:end-shape="id4" svg:d="m13192 8366 3048 635">
          <text:p/>
        </draw:connector>
        <draw:connector draw:style-name="gr3" draw:text-style-name="P1" draw:layer="layout" draw:type="line" svg:x1="20.812cm" svg:y1="9.001cm" svg:x2="21.955cm" svg:y2="6.778cm" draw:start-shape="id4" draw:end-shape="id1" draw:end-glue-point="3" svg:d="m20812 9001 1143-2223">
          <text:p/>
        </draw:connector>
        <draw:connector draw:style-name="gr3" draw:text-style-name="P1" draw:layer="layout" draw:type="line" svg:x1="21.955cm" svg:y1="6.778cm" svg:x2="7.604cm" svg:y2="2.905cm" draw:start-shape="id1" draw:end-shape="id2" svg:d="m21955 6778-14351-3873">
          <text:p/>
        </draw:connector>
        <draw:connector draw:style-name="gr4" draw:text-style-name="P1" draw:layer="layout" draw:type="line" svg:x1="7.604cm" svg:y1="2.905cm" svg:x2="21.32cm" svg:y2="3.159cm" draw:start-shape="id2" draw:end-shape="id5" draw:end-glue-point="3" svg:d="m7604 2905 13716 254">
          <text:p/>
        </draw:connector>
        <draw:connector draw:style-name="gr3" draw:text-style-name="P1" draw:layer="layout" draw:type="line" svg:x1="8.366cm" svg:y1="19.034cm" svg:x2="6.08cm" svg:y2="18.907cm" draw:start-shape="id6" draw:end-shape="id7" svg:d="m8366 19034-2286-127">
          <text:p/>
        </draw:connector>
        <draw:connector draw:style-name="gr3" draw:text-style-name="P1" draw:layer="layout" draw:type="line" svg:x1="3.667cm" svg:y1="17.51cm" svg:x2="4.048cm" svg:y2="15.224cm" draw:start-shape="id7" draw:end-shape="id8" svg:d="m3667 17510 381-2286">
          <text:p/>
        </draw:connector>
        <draw:connector draw:style-name="gr3" draw:text-style-name="P1" draw:layer="layout" draw:type="line" svg:x1="4.048cm" svg:y1="12.684cm" svg:x2="9.509cm" svg:y2="10.017cm" draw:start-shape="id8" draw:start-glue-point="0" draw:end-shape="id3" draw:end-glue-point="2" svg:d="m4048 12684 5461-2667">
          <text:p/>
        </draw:connector>
        <draw:connector draw:style-name="gr3" draw:text-style-name="P1" draw:layer="layout" draw:type="line" svg:x1="15.097cm" svg:y1="18.907cm" svg:x2="12.938cm" svg:y2="19.034cm" draw:start-shape="id9" draw:start-glue-point="3" draw:end-shape="id6" svg:d="m15097 18907-2159 127">
          <text:p/>
        </draw:connector>
        <draw:connector draw:style-name="gr3" draw:text-style-name="P1" draw:layer="layout" draw:type="line" svg:x1="9.509cm" svg:y1="10.017cm" svg:x2="10.652cm" svg:y2="17.637cm" draw:start-shape="id3" draw:start-glue-point="2" draw:end-shape="id6" svg:d="m9509 10017 1143 7620">
          <text:p/>
        </draw:connector>
        <draw:connector draw:style-name="gr4" draw:text-style-name="P1" draw:layer="layout" draw:type="line" svg:x1="20.05cm" svg:y1="18.907cm" svg:x2="22.717cm" svg:y2="18.526cm" draw:start-shape="id9" draw:end-shape="id10" svg:d="m20050 18907 2667-381">
          <text:p/>
        </draw:connector>
        <draw:connector draw:style-name="gr3" draw:text-style-name="P1" draw:layer="layout" draw:type="lines" svg:x1="9.509cm" svg:y1="10.017cm" svg:x2="17.573cm" svg:y2="17.51cm" draw:start-shape="id3" draw:start-glue-point="2" draw:end-shape="id9" draw:end-glue-point="0" svg:d="m9509 10017v501l8064 6491v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02T23:04:37.33</meta:creation-date>
    <dc:date>2012-10-02T23:13:46.51</dc:date>
    <meta:editing-duration>PT9M11S</meta:editing-duration>
    <meta:editing-cycles>1</meta:editing-cycles>
    <meta:document-statistic meta:object-count="23"/>
    <meta:generator>OpenOffice.org/3.4$Win32 OpenOffice.org_project/340m1$Build-9590</meta:generator>
  </office:meta>
</office:document-meta>
</file>